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horizontal-align="center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027cm" svg:height="0.792cm" draw:transform="skewX (-0.00122173047639603) rotate (-1.55369210012535) translate (7.4836271694907cm 2.0677451801078cm)" svg:viewBox="0 0 6028 793" svg:d="M356 714c452-79 2319-92 2936-85s2094 114 2557 164c258-39 250-690-113-711-364-21-1569-72-2487-76s-2661 19-3169-6c-142 2-121 746 276 714z">
          <text:p/>
        </draw:path>
        <draw:path draw:style-name="gr1" draw:text-style-name="P1" draw:layer="layout" svg:width="0.903cm" svg:height="0.661cm" draw:transform="skewX (0.00122173047639602) rotate (-2.15687788961459) translate (7.6114734765608cm 2.158688890543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6.027cm" svg:height="0.792cm" draw:transform="skewX (-0.00122173047639603) rotate (-1.55369210012535) translate (5.1186271694907cm 2.2587451801078cm)" svg:viewBox="0 0 6028 793" svg:d="M356 714c452-79 2291-28 2908-21 617 6 2122 50 2585 100 258-39 250-690-113-711-364-21-1597-9-2516-12-918-4-2632-45-3140-70-142 2-121 746 276 714z">
          <text:p/>
        </draw:path>
        <draw:path draw:style-name="gr1" draw:text-style-name="P1" draw:layer="layout" svg:width="0.903cm" svg:height="0.661cm" draw:transform="skewX (0.00122173047639602) rotate (-2.15687788961459) translate (5.2464734765608cm 2.3496888905431cm)" svg:viewBox="0 0 904 662" svg:d="M527 644c137-64 329-219 367-367 35-139-27-185-184-243-156-57-352-32-459-3-277 72-309 187-173 370 136 181 314 308 449 243z">
          <text:p/>
        </draw:path>
        <draw:path draw:style-name="gr2" draw:text-style-name="P1" draw:layer="layout" svg:width="5.911cm" svg:height="6.66cm" svg:x="2.045cm" svg:y="2.454cm" svg:viewBox="0 0 5912 6661" svg:d="M680 6653c-476 64-668-283-643-775s23-1959 19-2576 32-2487-55-2937c-39-397 705-431 709-289-16 508-44 2253-32 3171s-5 2037-4 2324 37 367 307 325 1917-323 2380-375c464-52 1652-173 2134-182s451 74 367 804c-27 239-725 302-708 139s-77-169-170-169-1311 89-1671 130c-359 43-2157 346-2633 410z">
          <text:p/>
        </draw:path>
        <draw:path draw:style-name="gr1" draw:text-style-name="P1" draw:layer="layout" svg:width="0.903cm" svg:height="0.661cm" draw:transform="rotate (-2.15757602131539) translate (7.6246577737704cm 7.798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rotate (-2.15757602131539) translate (5.2596577737704cm 7.989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rotate (-2.15687788961459) translate (8.0347911453987cm 8.5717947751292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1cm" draw:transform="skewX (0.00122173047639601) rotate (-2.15687788961459) translate (2.8814734765608cm 2.5406888905431cm)" svg:viewBox="0 0 904 662" svg:d="M527 644c137-64 329-219 367-367 35-139-27-185-184-243-156-57-352-32-459-3-277 72-309 187-173 370 136 181 314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6:40:55.485000000</dc:date>
    <meta:editing-duration>PT2M49S</meta:editing-duration>
    <meta:editing-cycles>3</meta:editing-cycles>
    <meta:generator>LibreOffice/24.2.4.2$Windows_X86_64 LibreOffice_project/51a6219feb6075d9a4c46691dcfe0cd9c4fff3c2</meta:generator>
    <meta:document-statistic meta:object-count="9"/>
  </office:meta>
</office:document-meta>
</file>